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Desired OverflowFrequency (Hz)</text:p>
          </table:table-cell>
          <table:table-cell office:value-type="string" calcext:value-type="string">
            <text:p>Desired Clock Speed (Hz)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table:formula="of:=168*10^6" office:value-type="float" office:value="168000000" calcext:value-type="float">
            <text:p>16800000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table:formula="of:=([.A2]/([.C2]))-1" office:value-type="float" office:value="41999" calcext:value-type="float">
            <text:p>41999</text:p>
          </table:table-cell>
          <table:table-cell table:formula="of:=(1/[.B2])/(1/[.C2])" office:value-type="float" office:value="80" calcext:value-type="float">
            <text:p>80</text:p>
          </table:table-cell>
        </table:table-row>
        <table:table-row table:style-name="ro1">
          <table:table-cell table:formula="of:=168*10^6" office:value-type="float" office:value="168000000" calcext:value-type="float">
            <text:p>168000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([.A3]/([.C3]))-1" office:value-type="float" office:value="41999" calcext:value-type="float">
            <text:p>41999</text:p>
          </table:table-cell>
          <table:table-cell table:formula="of:=(1/[.B3])/(1/[.C3])"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23:35:41.973654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39:19.252602382</meta:creation-date>
    <dc:date>2024-07-16T23:36:59.979023355</dc:date>
    <meta:editing-duration>PT19M</meta:editing-duration>
    <meta:editing-cycles>6</meta:editing-cycles>
    <meta:generator>LibreOffice/24.2.5.2$Linux_X86_64 LibreOffice_project/bffef4ea93e59bebbeaf7f431bb02b1a39ee8a59</meta:generator>
    <meta:document-statistic meta:table-count="1" meta:cell-count="15" meta:object-count="0"/>
  </office:meta>
</office:document-meta>
</file>